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start" style:justify-single-word="false"/>
      <style:text-properties officeooo:rsid="0005cb9e" officeooo:paragraph-rsid="00369abc"/>
    </style:style>
    <style:style style:name="P2" style:family="paragraph" style:parent-style-name="Text_20_body">
      <style:text-properties fo:color="#000000" loext:opacity="100%" style:font-name="Arial1" officeooo:rsid="00377f2c" style:font-size-asian="12pt"/>
    </style:style>
    <style:style style:name="P3" style:family="paragraph" style:parent-style-name="Text_20_body">
      <style:text-properties fo:color="#000000" loext:opacity="100%" style:font-name="Arial1" fo:font-weight="bold" officeooo:rsid="00377f2c" style:font-size-asian="12pt"/>
    </style:style>
    <style:style style:name="T1" style:family="text">
      <style:text-properties fo:font-variant="normal" fo:text-transform="none" fo:color="#000000" loext:opacity="100%" style:font-name="Arial1" fo:font-size="12pt" fo:letter-spacing="normal" fo:font-style="normal" fo:font-weight="normal" officeooo:rsid="00377f2c" style:font-size-asian="12pt" style:font-weight-asian="normal" style:font-size-complex="12pt" style:font-weight-complex="normal"/>
    </style:style>
    <style:style style:name="T2" style:family="text">
      <style:text-properties fo:font-variant="normal" fo:text-transform="none" fo:color="#000000" loext:opacity="100%" style:font-name="Arial1" fo:font-size="12pt" fo:letter-spacing="normal" fo:font-style="normal" fo:font-weight="normal" officeooo:rsid="003adf2a" style:font-size-asian="12pt" style:font-weight-asian="normal" style:font-size-complex="12pt" style:font-weight-complex="normal"/>
    </style:style>
    <style:style style:name="T3" style:family="text">
      <style:text-properties officeooo:rsid="003adf2a"/>
    </style:style>
    <style:style style:name="T4" style:family="text">
      <style:text-properties officeooo:rsid="003cc55c"/>
    </style:style>
    <style:style style:name="T5" style:family="text">
      <style:text-properties officeooo:rsid="003ea519"/>
    </style:style>
    <style:style style:name="T6" style:family="text">
      <style:text-properties officeooo:rsid="003fc7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La verdad es que ver este documental me </text:span></text:span><text:span text:style-name="Strong_20_Emphasis"><text:span text:style-name="T2">doy cuenta cada vez como usan a las sociedades las grandes empresas</text:span></text:span><text:span text:style-name="Strong_20_Emphasis"><text:span text:style-name="T1"> , </text:span></text:span><text:span text:style-name="Strong_20_Emphasis"><text:span text:style-name="T2">en el documental nos dan un ejemplo claro como es Apple</text:span></text:span><text:span text:style-name="Strong_20_Emphasis"><text:span text:style-name="T1">. Todos tenemos la sensación de que las cosas de hoy en día duran menos que las de antes , pero ver que no es casualidad, sino que hay ingenieros dedicando su tiempo a planear cuándo se va a romper un producto, me parece una estafa.</text:span></text:span></text:p>
      <text:p text:style-name="P2">Lo que más me ha impactado es la historia de la bombilla y el cártel que formaron para reducir su vida útil a 1000 horas. Es increíble pensar que ya teníamos tecnología para hacer cosas duraderas hace cien años y decidimos ir hacia atrás solo por dinero. También me sentí muy identificado con el caso de la impresora; a todos nos ha pasado eso de que te sale más barato comprar una nueva que arreglarla, y ver en el vídeo que es culpa de un chip contador <text:span text:style-name="T3">es cuanto menos indignante</text:span>.</text:p>
      <text:p text:style-name="P2">Pero la parte más dura es ver las consecuencias reales de esto, que no es solo que nos gastemos más dinero. Las imágenes del vertedero en Ghana son terribles. Ver que nuestra basura tecnológica acaba allí, contaminando y enfermando a la gente, te hace replantearte si realmente necesitamos cambiar de móvil cada <text:span text:style-name="T4">año simplemente por ir a la ultimisima, </text:span><text:span text:style-name="T5">yo personalmente soy de esperar hasta que ya esta muy roto antes de cambiarlo y en el caso de cambiarlo ,intentar venderlo o algo para no simplemente tirarlo</text:span>.</text:p>
      <text:p text:style-name="P3">Conclusión</text:p>
      <text:p text:style-name="P2">Como conclusión, creo que el documental demuestra que el sistema económico actual, basado en el "crecimiento infinito" y en comprar por comprar, es insostenible. Vivimos en un planeta con recursos limitados, por lo que fabricar cosas <text:span text:style-name="T6">de mala calidad simplemente por que con esto la gente tiene que estar comprando mas frecuentemente, me parece una locura</text:span>.</text:p>
      <text:p text:style-name="P2">Personalmente, creo que la solución no es solo reciclar, sino cambiar la mentalidad desde el diseño <text:span text:style-name="T6">e intentar cambiar el rumbo de las empresas actuales las cuales usan la obsolescencia programada </text:span>. O cambiamos nuestra forma de consumir y exigimos productos que se puedan reparar, o nos vamos a cargar el planeta solo por mantener contenta a la industria.</text:p>
      <text:p text:style-name="P1"><text:span text:style-name="Strong_20_Emphasis"><text:span text:style-name="T1"/></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register-true="true"/>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2"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2" style:font-family-complex="Arial" style:font-family-generic-complex="system" style:font-pitch-complex="variable" style:font-size-complex="2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2" style:font-family-complex="Arial"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ffffff" loext:opacity="100%" fo:font-weight="bold" officeooo:rsid="001519ef" officeooo:paragraph-rsid="001519ef" fo:background-color="#729fcf" style:font-weight-asian="bold" style:font-weight-complex="bold"/>
    </style:style>
    <style:style style:name="MP2" style:family="paragraph" style:parent-style-name="Footer">
      <style:text-properties fo:color="#ffffff" loext:opacity="100%" officeooo:paragraph-rsid="00153f6c" fo:background-color="#729fcf"/>
    </style:style>
    <style:style style:name="MT1" style:family="text">
      <style:text-properties fo:font-weight="bold" style:font-weight-asian="bold" style:font-weight-complex="bold"/>
    </style:style>
    <style:style style:name="MT2" style:family="text">
      <style:text-properties fo:font-weight="bold" officeooo:rsid="0033f050"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TAREA<text:tab/>2 DAW<text:tab/>Juan Francisco Cortejosa </text:p>
      </style:header>
      <style:footer>
        <text:p text:style-name="MP2"><text:span text:style-name="MT1">DAW <text:tab/></text:span><text:span text:style-name="MT2">IPE II</text:span><text:tab/><text:span text:style-name="MT1"><text:page-number text:select-page="current">1</text:page-number></text:span><text:span text:style-name="MT1">/</text:span><text:span text:style-name="MT1"><text:page-count>1</text:page-count></text:span><text:span text:style-name="MT1">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6T16:19:11.509685800</meta:creation-date>
    <dc:date>2026-01-27T19:12:03.398841100</dc:date>
    <meta:editing-duration>PT2H2M23S</meta:editing-duration>
    <meta:editing-cycles>37</meta:editing-cycles>
    <meta:generator>LibreOffice/25.8.3.2$Windows_X86_64 LibreOffice_project/8ca8d55c161d602844f5428fa4b58097424e324e</meta:generator>
    <meta:document-statistic meta:table-count="0" meta:image-count="0" meta:object-count="0" meta:page-count="1" meta:paragraph-count="8" meta:word-count="381" meta:character-count="2163" meta:non-whitespace-character-count="1786"/>
  </office:meta>
</office:document-meta>
</file>